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1da688" officeooo:paragraph-rsid="001da688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fo:font-size="14pt" fo:font-weight="bold" officeooo:rsid="001da688" officeooo:paragraph-rsid="001da68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27c1" officeooo:paragraph-rsid="001e27c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e27c1" officeooo:paragraph-rsid="001fd93f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Findings</text:p>
      <text:p text:style-name="P1"/>
      <text:p text:style-name="P2">Date: <text:span text:style-name="T1">2nd April, 2026</text:span></text:p>
      <text:p text:style-name="P2"><text:span text:style-name="T3">Test Objective:</text:span><text:span text:style-name="T1"> </text:span></text:p>
      <text:p text:style-name="P2"><text:span text:style-name="T2">Evaluate system stability and responsiveness under a load of 50–100 users.</text:span></text:p>
      <text:p text:style-name="P2"><text:span text:style-name="T2"/></text:p>
      <text:p text:style-name="P2"><text:span text:style-name="T4">Average Response Times</text:span></text:p>
      <text:p text:style-name="P2"/>
      <text:p text:style-name="P2"><text:tab/>Login API: <text:span text:style-name="T1">102 ms</text:span></text:p>
      <text:p text:style-name="P2"><text:span text:style-name="T1"/></text:p>
      <text:p text:style-name="P2"><text:span text:style-name="T1"><text:tab/></text:span>Total:<text:span text:style-name="T1"> 102 ms </text:span></text:p>
      <text:p text:style-name="P2"><text:span text:style-name="T1"/></text:p>
      <text:p text:style-name="P2">Error Rate: <text:span text:style-name="T1">100%</text:span></text:p>
      <text:p text:style-name="P2"><text:span text:style-name="T1"/></text:p>
      <text:p text:style-name="P3">System Capacity:<text:span text:style-name="T1"> 10.1/s</text:span></text:p>
      <text:p text:style-name="P3"><text:span text:style-name="T1"/></text:p>
      <text:p text:style-name="P3">Worst Case Latency: <text:span text:style-name="T1">672ms</text:span></text:p>
      <text:p text:style-name="P3"><text:span text:style-name="T1"/></text:p>
      <text:p text:style-name="P4"><text:span text:style-name="T3">Bottlenecks Identified:</text:span><text:span text:style-name="T1"> <text:s/></text:span></text:p>
      <text:p text:style-name="P4"><text:span text:style-name="T1">The application reached a 100% error state immediately upon execution.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57:27.200630768</meta:creation-date>
    <dc:date>2026-04-02T11:13:18.588449672</dc:date>
    <meta:editing-duration>PT5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52" meta:character-count="338" meta:non-whitespace-character-count="292"/>
  </office:meta>
</office:document-meta>
</file>